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1401" officeooo:paragraph-rsid="00041401"/>
    </style:style>
    <style:style style:name="P2" style:family="paragraph" style:parent-style-name="Standard">
      <style:text-properties fo:font-weight="normal" officeooo:rsid="00041401" officeooo:paragraph-rsid="00041401" style:font-weight-asian="normal" style:font-weight-complex="normal"/>
    </style:style>
    <style:style style:name="P3" style:family="paragraph" style:parent-style-name="Standard">
      <style:text-properties fo:font-weight="normal" officeooo:rsid="000a0f04" officeooo:paragraph-rsid="000a0f04" style:font-weight-asian="normal" style:font-weight-complex="normal"/>
    </style:style>
    <style:style style:name="P4" style:family="paragraph" style:parent-style-name="Standard">
      <style:text-properties fo:font-weight="normal" officeooo:rsid="000a0f04" officeooo:paragraph-rsid="000ace03" style:font-weight-asian="normal" style:font-weight-complex="normal"/>
    </style:style>
    <style:style style:name="P5" style:family="paragraph" style:parent-style-name="Standard">
      <style:text-properties fo:font-weight="normal" officeooo:rsid="000cc9fb" officeooo:paragraph-rsid="000cc9fb" style:font-weight-asian="normal" style:font-weight-complex="normal"/>
    </style:style>
    <style:style style:name="P6" style:family="paragraph" style:parent-style-name="Standard">
      <style:text-properties fo:font-weight="normal" officeooo:rsid="000ff883" officeooo:paragraph-rsid="000ff883" style:font-weight-asian="normal" style:font-weight-complex="normal"/>
    </style:style>
    <style:style style:name="P7" style:family="paragraph" style:parent-style-name="Standard">
      <style:text-properties fo:font-weight="normal" officeooo:rsid="000ff883" officeooo:paragraph-rsid="0015dbe7" style:font-weight-asian="normal" style:font-weight-complex="normal"/>
    </style:style>
    <style:style style:name="P8" style:family="paragraph" style:parent-style-name="Standard">
      <style:text-properties fo:font-weight="normal" officeooo:rsid="000ff883" officeooo:paragraph-rsid="00041401" style:font-weight-asian="normal" style:font-weight-complex="normal"/>
    </style:style>
    <style:style style:name="P9" style:family="paragraph" style:parent-style-name="Standard">
      <style:text-properties fo:font-weight="normal" officeooo:rsid="0013c668" officeooo:paragraph-rsid="0013c668" style:font-weight-asian="normal" style:font-weight-complex="normal"/>
    </style:style>
    <style:style style:name="P10" style:family="paragraph" style:parent-style-name="Standard">
      <style:text-properties fo:font-weight="normal" officeooo:rsid="0013c668" officeooo:paragraph-rsid="0018b7cc" style:font-weight-asian="normal" style:font-weight-complex="normal"/>
    </style:style>
    <style:style style:name="P11" style:family="paragraph" style:parent-style-name="Standard">
      <style:text-properties fo:font-weight="normal" officeooo:rsid="0013c668" officeooo:paragraph-rsid="0018eb67" style:font-weight-asian="normal" style:font-weight-complex="normal"/>
    </style:style>
    <style:style style:name="P12" style:family="paragraph" style:parent-style-name="Standard">
      <style:text-properties fo:font-weight="normal" officeooo:rsid="0017c3d8" officeooo:paragraph-rsid="0017c3d8" style:font-weight-asian="normal" style:font-weight-complex="normal"/>
    </style:style>
    <style:style style:name="P13" style:family="paragraph" style:parent-style-name="Standard">
      <style:text-properties fo:font-weight="normal" officeooo:rsid="0017c3d8" officeooo:paragraph-rsid="0018b7cc" style:font-weight-asian="normal" style:font-weight-complex="normal"/>
    </style:style>
    <style:style style:name="P14" style:family="paragraph" style:parent-style-name="Standard">
      <style:text-properties fo:font-weight="normal" officeooo:rsid="001a198c" officeooo:paragraph-rsid="001a198c" style:font-weight-asian="normal" style:font-weight-complex="normal"/>
    </style:style>
    <style:style style:name="P15" style:family="paragraph" style:parent-style-name="Standard">
      <style:text-properties officeooo:rsid="000a0f04" officeooo:paragraph-rsid="000a0f04"/>
    </style:style>
    <style:style style:name="P16" style:family="paragraph" style:parent-style-name="Standard">
      <style:text-properties fo:color="#00a65d" fo:font-weight="normal" officeooo:rsid="0018b7cc" officeooo:paragraph-rsid="0018b7cc" style:font-weight-asian="normal" style:font-weight-complex="normal"/>
    </style:style>
    <style:style style:name="P17" style:family="paragraph" style:parent-style-name="Standard">
      <style:text-properties fo:color="#00a65d" fo:font-weight="normal" officeooo:rsid="000cc9fb" officeooo:paragraph-rsid="000cc9fb" style:font-weight-asian="normal" style:font-weight-complex="normal"/>
    </style:style>
    <style:style style:name="P18" style:family="paragraph" style:parent-style-name="Standard">
      <style:text-properties fo:color="#00a65d" fo:font-weight="normal" officeooo:rsid="0017c3d8" officeooo:paragraph-rsid="0017c3d8" style:font-weight-asian="normal" style:font-weight-complex="normal"/>
    </style:style>
    <style:style style:name="P19" style:family="paragraph" style:parent-style-name="Standard">
      <style:text-properties fo:color="#00a65d" fo:font-weight="normal" officeooo:rsid="0017c3d8" officeooo:paragraph-rsid="0018b7cc" style:font-weight-asian="normal" style:font-weight-complex="normal"/>
    </style:style>
    <style:style style:name="P20" style:family="paragraph" style:parent-style-name="Standard">
      <style:text-properties fo:color="#00a65d" fo:font-weight="normal" officeooo:rsid="000ff883" officeooo:paragraph-rsid="000ff883" style:font-weight-asian="normal" style:font-weight-complex="normal"/>
    </style:style>
    <style:style style:name="P21" style:family="paragraph" style:parent-style-name="Standard">
      <style:text-properties fo:color="#00a65d" fo:font-weight="normal" officeooo:rsid="0013c668" officeooo:paragraph-rsid="0013c668" style:font-weight-asian="normal" style:font-weight-complex="normal"/>
    </style:style>
    <style:style style:name="P22" style:family="paragraph" style:parent-style-name="Standard">
      <style:text-properties fo:color="#00a65d" fo:font-weight="normal" officeooo:rsid="0013c668" officeooo:paragraph-rsid="0018eb67" style:font-weight-asian="normal" style:font-weight-complex="normal"/>
    </style:style>
    <style:style style:name="P23" style:family="paragraph" style:parent-style-name="Standard">
      <style:text-properties fo:color="#00a65d" fo:font-weight="normal" officeooo:rsid="00198198" officeooo:paragraph-rsid="00198198" style:font-weight-asian="normal" style:font-weight-complex="normal"/>
    </style:style>
    <style:style style:name="P24" style:family="paragraph" style:parent-style-name="Standard">
      <style:text-properties fo:color="#00a65d" fo:font-weight="normal" officeooo:rsid="00041401" officeooo:paragraph-rsid="00041401" style:font-weight-asian="normal" style:font-weight-complex="normal"/>
    </style:style>
    <style:style style:name="P25" style:family="paragraph" style:parent-style-name="Standard">
      <style:text-properties fo:color="#00a65d" officeooo:rsid="000a0f04" officeooo:paragraph-rsid="000a0f04"/>
    </style:style>
    <style:style style:name="P26" style:family="paragraph" style:parent-style-name="Standard">
      <style:text-properties fo:color="#000000" officeooo:rsid="001cb9ef" officeooo:paragraph-rsid="001cb9ef"/>
    </style:style>
    <style:style style:name="P27" style:family="paragraph" style:parent-style-name="Standard">
      <style:text-properties fo:color="#00a65d" officeooo:rsid="001be886" officeooo:paragraph-rsid="001be886"/>
    </style:style>
    <style:style style:name="P28" style:family="paragraph" style:parent-style-name="Standard">
      <style:text-properties fo:color="#00a65d" officeooo:rsid="001cb9ef" officeooo:paragraph-rsid="001cb9ef"/>
    </style:style>
    <style:style style:name="P29" style:family="paragraph" style:parent-style-name="Standard">
      <style:text-properties fo:color="#00a65d" fo:font-weight="normal" officeooo:rsid="00204a40" officeooo:paragraph-rsid="00204a40" style:font-weight-asian="normal" style:font-weight-complex="normal"/>
    </style:style>
    <style:style style:name="P30" style:family="paragraph" style:parent-style-name="Standard">
      <style:text-properties fo:color="#00a65d" fo:font-weight="normal" officeooo:rsid="0020fa06" officeooo:paragraph-rsid="0020fa06" style:font-weight-asian="normal" style:font-weight-complex="normal"/>
    </style:style>
    <style:style style:name="P31" style:family="paragraph" style:parent-style-name="Standard">
      <style:text-properties fo:font-weight="normal" officeooo:rsid="00041401" officeooo:paragraph-rsid="00041401" style:font-weight-asian="normal" style:font-weight-complex="normal"/>
    </style:style>
    <style:style style:name="P32" style:family="paragraph" style:parent-style-name="Standard">
      <style:text-properties fo:font-weight="normal" officeooo:rsid="00204a40" officeooo:paragraph-rsid="00204a40" style:font-weight-asian="normal" style:font-weight-complex="normal"/>
    </style:style>
    <style:style style:name="P33" style:family="paragraph" style:parent-style-name="Standard">
      <style:text-properties fo:font-weight="normal" officeooo:rsid="0020fa06" officeooo:paragraph-rsid="0020fa06" style:font-weight-asian="normal" style:font-weight-complex="normal"/>
    </style:style>
    <style:style style:name="P34" style:family="paragraph" style:parent-style-name="Standard">
      <style:text-properties fo:color="#000000" fo:font-weight="normal" officeooo:rsid="00204a40" officeooo:paragraph-rsid="00204a40" style:font-weight-asian="normal" style:font-weight-complex="normal"/>
    </style:style>
    <style:style style:name="T1" style:family="text">
      <style:text-properties officeooo:rsid="0008a196"/>
    </style:style>
    <style:style style:name="T2" style:family="text">
      <style:text-properties officeooo:rsid="000a0f04"/>
    </style:style>
    <style:style style:name="T3" style:family="text">
      <style:text-properties officeooo:rsid="000ace03"/>
    </style:style>
    <style:style style:name="T4" style:family="text">
      <style:text-properties officeooo:rsid="000ff883"/>
    </style:style>
    <style:style style:name="T5" style:family="text">
      <style:text-properties officeooo:rsid="0012b598"/>
    </style:style>
    <style:style style:name="T6" style:family="text">
      <style:text-properties officeooo:rsid="0014cf71"/>
    </style:style>
    <style:style style:name="T7" style:family="text">
      <style:text-properties officeooo:rsid="0015dbe7"/>
    </style:style>
    <style:style style:name="T8" style:family="text">
      <style:text-properties officeooo:rsid="0017c3d8"/>
    </style:style>
    <style:style style:name="T9" style:family="text">
      <style:text-properties officeooo:rsid="0018b7cc"/>
    </style:style>
    <style:style style:name="T10" style:family="text">
      <style:text-properties fo:color="#00a65d"/>
    </style:style>
    <style:style style:name="T11" style:family="text">
      <style:text-properties fo:color="#00a65d" officeooo:rsid="001a198c"/>
    </style:style>
    <style:style style:name="T12" style:family="text">
      <style:text-properties officeooo:rsid="0018eb67"/>
    </style:style>
    <style:style style:name="T13" style:family="text">
      <style:text-properties officeooo:rsid="001a1a95"/>
    </style:style>
    <style:style style:name="T14" style:family="text">
      <style:text-properties fo:color="#000000"/>
    </style:style>
    <style:style style:name="T15" style:family="text">
      <style:text-properties officeooo:rsid="0020fa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#receiving <text:s/>dna sequence file from system</text:p>
      <text:p text:style-name="P2"><text:span text:style-name="T2">file_input</text:span>= <text:span text:style-name="T1">open(“seq1.txt”, ”r”)</text:span></text:p>
      <text:p text:style-name="P2"/>
      <text:p text:style-name="P25">#to store the read information in to a variable</text:p>
      <text:p text:style-name="P3">sequence = file_input.read()</text:p>
      <text:p text:style-name="P25">#to print the read information</text:p>
      <text:p text:style-name="P3">print sequence <text:s/><text:span text:style-name="T11">#applicable only in python version 2.7 or below</text:span></text:p>
      <text:p text:style-name="P14">print (sequence) <text:span text:style-name="T10">#applicable in all versions of python</text:span></text:p>
      <text:p text:style-name="P14"/>
      <text:p text:style-name="P17"/>
      <text:p text:style-name="P17">#to print the length of sequence</text:p>
      <text:p text:style-name="P5">print <text:span text:style-name="T4">(“The length of the sequence is”,</text:span> len(sequence)<text:span text:style-name="T4">)</text:span></text:p>
      <text:p text:style-name="P3"/>
      <text:p text:style-name="P25"/>
      <text:p text:style-name="P25">#to count the no. Of “A, <text:span text:style-name="T4">T, G, C</text:span>” from the sequence</text:p>
      <text:p text:style-name="P3">countA = sequence.count(“A”) + sequence.count(“a”)</text:p>
      <text:p text:style-name="P4">count<text:span text:style-name="T3">T</text:span> = sequence.count(“<text:span text:style-name="T3">T</text:span>”) + sequence.count(“<text:span text:style-name="T3">t</text:span>”)</text:p>
      <text:p text:style-name="P4">count<text:span text:style-name="T3">G</text:span> = sequence.count(“<text:span text:style-name="T3">G</text:span>”) + sequence.count(“<text:span text:style-name="T3">g</text:span>”)</text:p>
      <text:p text:style-name="P4">count<text:span text:style-name="T3">C</text:span> = sequence.count(“<text:span text:style-name="T3">C</text:span>”) + sequence.count(“<text:span text:style-name="T3">c</text:span>”)</text:p>
      <text:p text:style-name="P4">count<text:span text:style-name="T3">N</text:span> = sequence.count(“<text:span text:style-name="T3">N</text:span>”) + sequence.count(“<text:span text:style-name="T13">n</text:span>”<text:span text:style-name="T9">)</text:span></text:p>
      <text:p text:style-name="P24"># print count</text:p>
      <text:p text:style-name="P2">print("The count of A is:", countA, "\nThe count of T is:", countT,"\nThe count of G is:", countG, "\nThe count of C is:", countC,"\nThe count of U is:", countU, "\nThe count of N is:", countN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9">#No. Of C, H, N, O in Adenine</text:p>
      <text:p text:style-name="P34">countCA = countA*5</text:p>
      <text:p text:style-name="P34">countHA= countA*5</text:p>
      <text:p text:style-name="P34">countNA = countA*5</text:p>
      <text:p text:style-name="P32"><text:span text:style-name="T14">countOA = countA*0</text:span></text:p>
      <text:p text:style-name="P29">#No. Of C, H, N, O in Thymine</text:p>
      <text:p text:style-name="P34">countCT = countT*5</text:p>
      <text:p text:style-name="P34">countHT= countT*6</text:p>
      <text:p text:style-name="P34">countNT = countT*2</text:p>
      <text:p text:style-name="P34">countOT = countT*2</text:p>
      <text:p text:style-name="P29">#No. Of C, H, N, O in Guanine</text:p>
      <text:p text:style-name="P34">countCG = countG*5</text:p>
      <text:p text:style-name="P34">countHG= countG*5</text:p>
      <text:p text:style-name="P34">countNG = countG*5</text:p>
      <text:p text:style-name="P34">countOG = c<text:span text:style-name="T15">t</text:span>ountG*1</text:p>
      <text:p text:style-name="P29">#No. Of C, H, N, O in Cytosine</text:p>
      <text:p text:style-name="P34">countCC = countC*4</text:p>
      <text:p text:style-name="P34">countHC= countC*5</text:p>
      <text:p text:style-name="P34">countNC = countC*3</text:p>
      <text:p text:style-name="P34">countOC = countC*1</text:p>
      <text:p text:style-name="P30">#printing the no. Of C, H, N, O in A or T or G or C</text:p>
      <text:p text:style-name="P33"><text:soft-page-break/>print("in " + <text:s/>str(countA)+ " Adenine molecules, there are " + str(countCA) + " <text:s/>number of Carbons ")</text:p>
      <text:p text:style-name="P2"/>
      <text:p text:style-name="P2"/>
      <text:p text:style-name="P2"/>
      <text:p text:style-name="P2"/>
      <text:p text:style-name="P18"># total no. Of <text:span text:style-name="T9">atoms present - </text:span><text:s/>adenine <text:span text:style-name="T9">atoms</text:span>, T atoms , G atoms, C atoms in whole sequence</text:p>
      <text:p text:style-name="P23">#wseq_Aatoms = no. Of atoms present in all adenine molecules in the whole sequence</text:p>
      <text:p text:style-name="P12">wseq_Aatoms = countA*15</text:p>
      <text:p text:style-name="P12">wseq_Tatoms = countT*15</text:p>
      <text:p text:style-name="P12">wseq_Gatoms = countG*16</text:p>
      <text:p text:style-name="P12">wseq_Catoms = countC*13 </text:p>
      <text:p text:style-name="P20"># <text:span text:style-name="T9">printing the </text:span>no. Of <text:span text:style-name="T5">atoms of A,T, G, C in whole sequence</text:span></text:p>
      <text:p text:style-name="P6">print ("the total no. of atoms present in all " + <text:s/>str(countA) + " adenines are " + <text:s text:c="2"/>str(countA*15)) </text:p>
      <text:p text:style-name="P7">print ("the total no. of atoms present in all " + <text:s/>str(count<text:span text:style-name="T7">T</text:span>) + " <text:span text:style-name="T7">Thymines</text:span> are " + <text:s text:c="2"/>str(count<text:span text:style-name="T7">B*15</text:span>))</text:p>
      <text:p text:style-name="P7">print ("the total no. of atoms present in all " + <text:s/>str(count<text:span text:style-name="T7">G</text:span>) + " adenines are " + <text:s text:c="2"/>str(count<text:span text:style-name="T7">G</text:span>*1<text:span text:style-name="T7">6</text:span>))</text:p>
      <text:p text:style-name="P7">print ("the total no. of atoms present in all " + <text:s/>str(count<text:span text:style-name="T7">C</text:span>) + " adenines are " + <text:s text:c="2"/>str(countA*1<text:span text:style-name="T7">3</text:span>)) </text:p>
      <text:p text:style-name="P7"><text:s/></text:p>
      <text:p text:style-name="P7"><text:s/></text:p>
      <text:p text:style-name="P18">#total no. Of electrons/<text:span text:style-name="T9">protons</text:span> in <text:s/>all Adenines,T, G, C in whole sequence</text:p>
      <text:p text:style-name="P23">#wseq_Aelepro = no. Of electrons/protons present in all adenines in whole sequence</text:p>
      <text:p text:style-name="P12">wseq_Ae<text:span text:style-name="T9">lepro</text:span>= countA*70</text:p>
      <text:p text:style-name="P12">wseq_Tele<text:span text:style-name="T9">pro</text:span> = countT*66</text:p>
      <text:p text:style-name="P12">wseq_Gele<text:span text:style-name="T9">pro</text:span> = countG*78</text:p>
      <text:p text:style-name="P12">wseq_<text:span text:style-name="T9">Celepro = countC*58</text:span></text:p>
      <text:p text:style-name="P21"># <text:span text:style-name="T9">printing the </text:span>no. Of electrons in A, T, C G in whole sequence</text:p>
      <text:p text:style-name="P9">print(“the total no. Of electrons in ” + <text:span text:style-name="T9">str(</text:span>c<text:span text:style-name="T6">ountA) + “ no. Of </text:span><text:s/><text:span text:style-name="T8">Adenines in whole sequence are ” + str(wseq_Aelepro))</text:span></text:p>
      <text:p text:style-name="P10">print(“the total no. Of electrons in ” + <text:span text:style-name="T9">str(</text:span>c<text:span text:style-name="T6">ountT) + “ no. Of </text:span><text:s/><text:span text:style-name="T9">Thymines in whole sequence are ” + str(wseq_Telepro))</text:span></text:p>
      <text:p text:style-name="P10">print(“the total no. Of electrons in ” + <text:span text:style-name="T9">str(</text:span>c<text:span text:style-name="T6">ountG) + “ no. Of </text:span><text:s/><text:span text:style-name="T9">Guanines in whole sequence are ” + str(wseq_Gelepro))</text:span></text:p>
      <text:p text:style-name="P10">print(“the total no. Of electrons in ” + <text:span text:style-name="T9">str(</text:span>c<text:span text:style-name="T6">ountC) + “ no. Of </text:span><text:s/><text:span text:style-name="T9">Cytosines in whole sequence are ” + str(wseq_Celepro))</text:span></text:p>
      <text:p text:style-name="P10"/>
      <text:p text:style-name="P1"/>
      <text:p text:style-name="P19">#total no. Of <text:span text:style-name="T9">neutrons</text:span> in <text:s/>all Adenines,T, G, C in whole sequence</text:p>
      <text:p text:style-name="P23">#wseq_Aneutrons = no. Of neutrons present in all adenines in whole sequence</text:p>
      <text:p text:style-name="P13">wseq_A<text:span text:style-name="T9">neutrons</text:span>= countA*<text:span text:style-name="T9">65</text:span></text:p>
      <text:p text:style-name="P13">wseq_T<text:span text:style-name="T9">neutrons</text:span> = countT*<text:span text:style-name="T9">60</text:span></text:p>
      <text:p text:style-name="P13">wseq_G<text:span text:style-name="T9">neutrons</text:span> = countG*<text:span text:style-name="T9">73</text:span></text:p>
      <text:p text:style-name="P13">wseq_Cneutrons = countC*53</text:p>
      <text:p text:style-name="P22"># <text:span text:style-name="T9">printing the </text:span>no. Of <text:span text:style-name="T12">neutrons</text:span> in A, T, C G in whole sequence</text:p>
      <text:p text:style-name="P11">print(“the total no. Of <text:span text:style-name="T12">neutrons</text:span> in ” + <text:span text:style-name="T9">str(</text:span>c<text:span text:style-name="T6">ountA) + “ no. Of </text:span><text:s/><text:span text:style-name="T8">Adenines in whole sequence are ” + str(wseq_Aneutrons))</text:span></text:p>
      <text:p text:style-name="P11">print(“the total no. Of <text:span text:style-name="T12">neutrons</text:span> in ” + <text:span text:style-name="T9">str(</text:span>c<text:span text:style-name="T6">ountT) + “ no. Of </text:span><text:s/><text:span text:style-name="T12">Thymines in whole sequence are ” + str(wseq_Tneutrons))</text:span></text:p>
      <text:p text:style-name="P11">print(“the total no. Of <text:span text:style-name="T12">neutrons</text:span> in ” + <text:span text:style-name="T9">str(</text:span>c<text:span text:style-name="T6">ountG) + “ no. Of </text:span><text:s/><text:span text:style-name="T12">Guanines in whole sequence are ” + str(wseq_Gneutrons))</text:span></text:p>
      <text:p text:style-name="P11">print(“the total no. Of <text:span text:style-name="T12">neutrons</text:span> in ” + <text:span text:style-name="T9">str(</text:span>c<text:span text:style-name="T6">ountC) + “ no. Of </text:span><text:s/><text:span text:style-name="T12">Cytosines in whole sequence are ” + str(wseq_Cneutrons))</text:span></text:p>
      <text:p text:style-name="P1"/>
      <text:p text:style-name="P8"><text:soft-page-break/></text:p>
      <text:p text:style-name="P1"/>
      <text:p text:style-name="P27">#assigning amino acids to triplet codes</text:p>
      <text:p text:style-name="P28"/>
      <text:p text:style-name="P26"/>
      <text:p text:style-name="P27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2:53:05.339306084</meta:creation-date>
    <dc:date>2020-07-10T15:10:41.119453654</dc:date>
    <meta:editing-duration>PT3H50M25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3" meta:paragraph-count="75" meta:word-count="648" meta:character-count="3781" meta:non-whitespace-character-count="3174"/>
  </office:meta>
</office:document-meta>
</file>